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04cm" fo:min-width="3.073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24.79cm"/>
    </style:style>
    <style:style style:name="gr3" style:family="graphic" style:parent-style-name="standard">
      <style:graphic-properties svg:stroke-color="#000000" draw:fill-color="#be3f7e" draw:textarea-horizontal-align="justify" draw:textarea-vertical-align="middle" draw:auto-grow-height="false" fo:min-height="1.869cm" fo:min-width="7.074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2.203cm" fo:min-width="7.074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7.074cm"/>
    </style:style>
    <style:style style:name="gr6" style:family="graphic" style:parent-style-name="standard">
      <style:graphic-properties svg:stroke-color="#000000" draw:fill-color="#d22b2b" draw:textarea-horizontal-align="justify" draw:textarea-vertical-align="middle" draw:auto-grow-height="false" fo:min-height="1.869cm" fo:min-width="24.663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e3f7e"/>
      <style:paragraph-properties fo:text-align="center"/>
    </style:style>
    <style:style style:name="P4" style:family="paragraph">
      <loext:graphic-properties draw:fill-color="#d22b2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3.573cm" svg:height="2.29cm" svg:x="1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3.573cm" svg:height="2.29cm" svg:x="5.364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3.573cm" svg:height="2.29cm" svg:x="10.143cm" svg:y="3.109cm">
                <text:p text:style-name="P1">App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3.573cm" svg:height="2.29cm" svg:x="14.143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3.573cm" svg:height="2.29cm" svg:x="18.92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" draw:text-style-name="P1" draw:layer="layout" svg:width="3.573cm" svg:height="2.29cm" svg:x="22.92cm" svg:y="3.109cm">
                <text:p text:style-name="P1">Servic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2" draw:text-style-name="P2" draw:layer="layout" svg:width="25.29cm" svg:height="2.453cm" svg:x="1.325cm" svg:y="16.029cm">
              <text:p text:style-name="P1">Infrastructu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574cm" svg:height="2.119cm" svg:x="1.364cm" svg:y="10.779cm">
              <text:p text:style-name="P1">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4cm" svg:height="2.453cm" svg:x="1.364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4cm" svg:height="2.453cm" svg:x="10.17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7.574cm" svg:height="2.453cm" svg:x="18.919cm" svg:y="13.237cm">
              <text:p text:style-name="P1">Machi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574cm" svg:height="2.119cm" svg:x="10.17cm" svg:y="10.779cm">
              <text:p text:style-name="P1">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7.574cm" svg:height="2.119cm" svg:x="18.919cm" svg:y="10.779cm">
              <text:p text:style-name="P1">O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7.574cm" svg:height="2.119cm" svg:x="1.364cm" svg:y="8.379cm">
              <text:p text:style-name="P1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7.574cm" svg:height="2.119cm" svg:x="10.17cm" svg:y="8.379cm">
              <text:p text:style-name="P1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7.574cm" svg:height="2.119cm" svg:x="18.919cm" svg:y="8.379cm">
              <text:p text:style-name="P1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" draw:text-style-name="P4" draw:layer="layout" svg:width="25.163cm" svg:height="2.119cm" svg:x="1.364cm" svg:y="5.83cm">
            <text:p text:style-name="P1">Container Orchestra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5:06:50.801028473</meta:creation-date>
    <dc:date>2017-06-13T15:26:38.056859635</dc:date>
    <meta:editing-duration>PT43S</meta:editing-duration>
    <meta:editing-cycles>2</meta:editing-cycles>
    <meta:generator>LibreOffice/5.3.3.2$Linux_X86_64 LibreOffice_project/30m0$Build-2</meta:generator>
    <meta:document-statistic meta:object-count="23"/>
  </office:meta>
</office:document-meta>
</file>